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715cm" svg:height="4.318cm" svg:x="6.207cm" svg:y="9.128cm">
          <text:p text:style-name="P1">Next State Logi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4.318cm" svg:x="26.273cm" svg:y="9.255cm">
          <text:p text:style-name="P1">Output Logi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4.318cm" svg:x="16.875cm" svg:y="9.128cm">
          <text:p text:style-name="P1">Register for </text:p>
          <text:p text:style-name="P1">Next stat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778cm" svg:y1="9.636cm" svg:x2="6.207cm" svg:y2="9.636cm">
          <text:p text:style-name="P1">framing_error</text:p>
        </draw:line>
        <draw:line draw:style-name="gr3" draw:text-style-name="P1" draw:layer="layout" svg:x1="2.651cm" svg:y1="11.541cm" svg:x2="6.334cm" svg:y2="11.541cm">
          <text:p/>
        </draw:line>
        <draw:line draw:style-name="gr3" draw:text-style-name="P1" draw:layer="layout" svg:x1="2.651cm" svg:y1="13.065cm" svg:x2="6.334cm" svg:y2="13.065cm">
          <text:p/>
        </draw:line>
        <draw:custom-shape draw:style-name="gr4" draw:text-style-name="P1" draw:layer="layout" svg:width="0.762cm" svg:height="0.762cm" svg:x="20.685cm" svg:y="1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912cm" svg:height="0.962cm" svg:x="20.05cm" svg:y="14.081cm">
          <draw:text-box>
            <text:p>n_rst</text:p>
          </draw:text-box>
        </draw:frame>
        <draw:line draw:style-name="gr2" draw:text-style-name="P1" draw:layer="layout" svg:x1="11.795cm" svg:y1="10.525cm" svg:x2="16.748cm" svg:y2="10.525cm">
          <text:p text:style-name="P1">next_state/3</text:p>
        </draw:line>
        <draw:custom-shape draw:style-name="gr4" draw:text-style-name="P1" draw:layer="layout" svg:width="1.284cm" svg:height="0.766cm" draw:transform="rotate (-1.54688531604257) translate (17.641cm 11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layer="layout" svg:width="1.651cm" svg:height="0.962cm" svg:x="12.176cm" svg:y="12.176cm">
          <draw:text-box draw:corner-radius="0.508cm">
            <text:p>clk</text:p>
          </draw:text-box>
        </draw:frame>
        <draw:frame draw:style-name="gr7" draw:layer="layout" svg:width="4.126cm" svg:height="0.962cm" svg:x="1.889cm" svg:y="11.033cm">
          <draw:text-box>
            <text:p>packet_done</text:p>
          </draw:text-box>
        </draw:frame>
        <draw:frame draw:style-name="gr5" draw:layer="layout" svg:width="5.54cm" svg:height="0.962cm" svg:x="0.794cm" svg:y="12.611cm">
          <draw:text-box>
            <text:p>start_bit_detected</text:p>
          </draw:text-box>
        </draw:frame>
        <draw:line draw:style-name="gr3" draw:text-style-name="P1" xml:id="id1" draw:id="id1" draw:layer="layout" svg:x1="22.59cm" svg:y1="10.144cm" svg:x2="26.4cm" svg:y2="10.144cm">
          <text:p/>
        </draw:line>
        <draw:connector draw:style-name="gr3" draw:text-style-name="P1" draw:layer="layout" draw:line-skew="-4.706cm" svg:x1="24.495cm" svg:y1="10.144cm" svg:x2="9.064cm" svg:y2="9.128cm" draw:start-shape="id1" draw:start-glue-point="0" draw:end-shape="id2" draw:end-glue-point="0" svg:d="M24495 10144v-6223h-15431v5207" svg:viewBox="0 0 15432 6224">
          <text:p/>
        </draw:connector>
        <draw:line draw:style-name="gr3" draw:text-style-name="P1" draw:layer="layout" svg:x1="32.115cm" svg:y1="9.636cm" svg:x2="34.528cm" svg:y2="9.636cm">
          <text:p/>
        </draw:line>
        <draw:frame draw:style-name="gr5" draw:layer="layout" svg:width="3.211cm" svg:height="0.962cm" svg:x="33.349cm" svg:y="8.366cm">
          <draw:text-box>
            <text:p>sbc_clear</text:p>
          </draw:text-box>
        </draw:frame>
        <draw:line draw:style-name="gr3" draw:text-style-name="P1" draw:layer="layout" svg:x1="32.115cm" svg:y1="10.398cm" svg:x2="34.401cm" svg:y2="10.398cm">
          <text:p/>
        </draw:line>
        <draw:line draw:style-name="gr3" draw:text-style-name="P1" draw:layer="layout" svg:x1="31.988cm" svg:y1="11.668cm" svg:x2="34.528cm" svg:y2="11.668cm">
          <text:p/>
        </draw:line>
        <draw:line draw:style-name="gr3" draw:text-style-name="P1" draw:layer="layout" svg:x1="31.988cm" svg:y1="12.938cm" svg:x2="34.528cm" svg:y2="12.938cm">
          <text:p/>
        </draw:line>
        <draw:frame draw:style-name="gr5" draw:layer="layout" svg:width="3.736cm" svg:height="0.962cm" svg:x="34.147cm" svg:y="9.636cm">
          <draw:text-box>
            <text:p>sbc_enable</text:p>
          </draw:text-box>
        </draw:frame>
        <draw:frame draw:style-name="gr5" draw:layer="layout" svg:width="3.656cm" svg:height="0.962cm" svg:x="34.147cm" svg:y="11.414cm">
          <draw:text-box>
            <text:p>load_buffer</text:p>
          </draw:text-box>
        </draw:frame>
        <draw:frame draw:style-name="gr5" draw:layer="layout" svg:width="4.16cm" svg:height="0.962cm" svg:x="32.57cm" svg:y="13.319cm">
          <draw:text-box>
            <text:p>enable_timer</text:p>
          </draw:text-box>
        </draw:frame>
        <draw:line draw:style-name="gr3" draw:text-style-name="P1" draw:layer="layout" svg:x1="22.59cm" svg:y1="10.144cm" svg:x2="26.4cm" svg:y2="10.144cm">
          <text:p/>
        </draw:line>
        <draw:line draw:style-name="gr3" draw:text-style-name="P1" draw:layer="layout" svg:x1="13.192cm" svg:y1="12.684cm" svg:x2="17.002cm" svg:y2="12.6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9.37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2-11T02:09:54.255557388</meta:creation-date>
    <dc:date>2016-02-11T18:20:24.160332146</dc:date>
    <dc:creator>Mentor Graphics</dc:creator>
    <meta:editing-duration>PT36S</meta:editing-duration>
    <meta:editing-cycles>3</meta:editing-cycles>
    <meta:generator>LibreOffice/4.2.8.2$Linux_X86_64 LibreOffice_project/420$Build-2</meta:generator>
    <meta:document-statistic meta:object-count="25"/>
  </office:meta>
</office:document-meta>
</file>